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5469e" officeooo:paragraph-rsid="0005469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5843e" officeooo:paragraph-rsid="0005843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78140" officeooo:paragraph-rsid="00078140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89287" officeooo:paragraph-rsid="00097704" style:font-weight-asian="normal" style:font-weight-complex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97704" officeooo:paragraph-rsid="00097704" style:font-weight-asian="normal" style:font-weight-complex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97704" officeooo:paragraph-rsid="000a1976" style:font-weight-asian="normal" style:font-weight-complex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a1976" officeooo:paragraph-rsid="000a1976" style:font-weight-asian="normal" style:font-weight-complex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dd8d9" officeooo:paragraph-rsid="000dd8d9" style:font-weight-asian="normal" style:font-weight-complex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f864c" officeooo:paragraph-rsid="000f864c" style:font-weight-asian="normal" style:font-weight-complex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0b063" officeooo:paragraph-rsid="0010b063" style:font-weight-asian="normal" style:font-weight-complex="normal"/>
    </style:style>
    <style:style style:name="P1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140b7" officeooo:paragraph-rsid="001140b7" style:font-weight-asian="normal" style:font-weight-complex="normal"/>
    </style:style>
    <style:style style:name="P1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paragraph-rsid="0005469e" style:font-weight-asian="bold" style:font-weight-complex="bold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rsid="0010b063" officeooo:paragraph-rsid="0010b063" style:font-weight-asian="bold" style:font-weight-complex="bold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rsid="001140b7" officeooo:paragraph-rsid="001140b7" style:font-weight-asian="bold" style:font-weight-complex="bold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20pt" fo:letter-spacing="normal" fo:font-style="normal" fo:font-weight="bold" officeooo:paragraph-rsid="0005469e" style:font-size-asian="20pt" style:font-weight-asian="bold" style:font-size-complex="20pt" style:font-weight-complex="bold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officeooo:paragraph-rsid="0005469e" style:font-weight-asian="bold" style:font-weight-complex="bold"/>
    </style:style>
    <style:style style:name="P1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2d936" officeooo:paragraph-rsid="0012d936" style:font-weight-asian="normal" style:font-weight-complex="normal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1ce8" officeooo:paragraph-rsid="00131ce8" style:font-weight-asian="normal" style:font-weight-complex="normal"/>
    </style:style>
    <style:style style:name="T1" style:family="text">
      <style:text-properties officeooo:rsid="000977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ecursive Functions:</text:p>
      <text:p text:style-name="P12">1. Write a C program to print all natural numbers between 1 to n using recursion.</text:p>
      <text:p text:style-name="P1"><text:tab/>#include &lt;stdio.h&gt;</text:p>
      <text:p text:style-name="P1"><text:tab/>void nat(int a);</text:p>
      <text:p text:style-name="P1"><text:tab/>int main()</text:p>
      <text:p text:style-name="P1"><text:tab/> <text:s text:c="3"/>{</text:p>
      <text:p text:style-name="P1"><text:s text:c="4"/><text:tab/><text:tab/>int n;</text:p>
      <text:p text:style-name="P1"><text:s/><text:tab/><text:tab/> printf("Enter a Number:");</text:p>
      <text:p text:style-name="P1"><text:s text:c="3"/><text:tab/><text:tab/> scanf("%d",&amp;n);</text:p>
      <text:p text:style-name="P1"><text:s text:c="2"/><text:tab/><text:tab/> <text:s/>printf("The numbers between 0 and %d :",n);</text:p>
      <text:p text:style-name="P1"><text:s text:c="2"/><text:tab/><text:tab/> <text:s/>nat(n);</text:p>
      <text:p text:style-name="P1"><text:s text:c="4"/><text:tab/><text:tab/>return 0;</text:p>
      <text:p text:style-name="P1"><text:s text:c="2"/><text:tab/> <text:s text:c="2"/>}</text:p>
      <text:p text:style-name="P1"><text:tab/>void nat(int a)</text:p>
      <text:p text:style-name="P1"><text:tab/><text:tab/>{</text:p>
      <text:p text:style-name="P1"><text:s text:c="2"/><text:tab/><text:tab/><text:tab/> <text:s/>if(a)</text:p>
      <text:p text:style-name="P1"><text:s text:c="3"/><text:tab/><text:tab/><text:tab/> {</text:p>
      <text:p text:style-name="P1"><text:s text:c="6"/><text:tab/><text:tab/><text:tab/><text:tab/> nat(a-1);</text:p>
      <text:p text:style-name="P1"><text:s text:c="3"/><text:tab/><text:tab/><text:tab/> }</text:p>
      <text:p text:style-name="P1"><text:s text:c="2"/><text:tab/><text:tab/><text:tab/> <text:s/>else</text:p>
      <text:p text:style-name="P1"><text:s text:c="2"/><text:tab/><text:tab/><text:tab/> <text:s/>{</text:p>
      <text:p text:style-name="P1"><text:s text:c="8"/><text:tab/><text:tab/><text:tab/><text:tab/>return;</text:p>
      <text:p text:style-name="P1"><text:s text:c="3"/><text:tab/><text:tab/> }</text:p>
      <text:p text:style-name="P1"><text:s text:c="4"/><text:tab/><text:tab/>printf("\n%d\n",a);</text:p>
      <text:p text:style-name="P1">}</text:p>
      <text:p text:style-name="P13"><text:soft-page-break/>using for loop:</text:p>
      <text:p text:style-name="P10">#include &lt;stdio.h&gt;</text:p>
      <text:p text:style-name="P10"><text:tab/>void nat(int a);</text:p>
      <text:p text:style-name="P10"><text:tab/>int main()</text:p>
      <text:p text:style-name="P10"><text:tab/> <text:s text:c="3"/>{</text:p>
      <text:p text:style-name="P10"><text:s text:c="4"/><text:tab/><text:tab/>int n;</text:p>
      <text:p text:style-name="P10"><text:s/><text:tab/><text:tab/> printf("Enter a Number:");</text:p>
      <text:p text:style-name="P10"><text:s text:c="3"/><text:tab/><text:tab/> scanf("%d",&amp;n);</text:p>
      <text:p text:style-name="P10"><text:s text:c="2"/><text:tab/><text:tab/> <text:s/>printf("The natural <text:s/>numbers upto %d :",n);</text:p>
      <text:p text:style-name="P10"><text:s text:c="2"/><text:tab/><text:tab/> <text:s/>nat(n);</text:p>
      <text:p text:style-name="P10"><text:s text:c="4"/><text:tab/><text:tab/>return 0;</text:p>
      <text:p text:style-name="P10"><text:s text:c="2"/><text:tab/> <text:s text:c="2"/>}</text:p>
      <text:p text:style-name="P10"><text:tab/>void nat(int a)</text:p>
      <text:p text:style-name="P10"><text:tab/><text:tab/>{</text:p>
      <text:p text:style-name="P10"><text:tab/><text:tab/> <text:s text:c="3"/>int i;</text:p>
      <text:p text:style-name="P10"><text:tab/><text:tab/> <text:s text:c="4"/>for(i=1;i&lt;=a;i++)</text:p>
      <text:p text:style-name="P10"><text:tab/><text:tab/> <text:s text:c="4"/>{</text:p>
      <text:p text:style-name="P10"><text:tab/><text:tab/> <text:s text:c="8"/>printf("\n %d \n",i);</text:p>
      <text:p text:style-name="P10"><text:tab/><text:tab/> <text:s text:c="4"/>}</text:p>
      <text:p text:style-name="P10"><text:tab/><text:tab/> <text:s text:c="8"/>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4"><text:soft-page-break/>using while loop:</text:p>
      <text:p text:style-name="P11">#include &lt;stdio.h&gt;</text:p>
      <text:p text:style-name="P11"/>
      <text:p text:style-name="P11"><text:tab/>void nat(int a)</text:p>
      <text:p text:style-name="P11"><text:tab/><text:tab/>{</text:p>
      <text:p text:style-name="P11"><text:tab/><text:tab/> <text:s text:c="3"/>int i = 1;</text:p>
      <text:p text:style-name="P11"><text:s text:c="4"/></text:p>
      <text:p text:style-name="P11"><text:s text:c="14"/>while (i &lt;= a) </text:p>
      <text:p text:style-name="P11"><text:s text:c="14"/>{</text:p>
      <text:p text:style-name="P11"><text:s text:c="18"/>printf("%d \n", i);</text:p>
      <text:p text:style-name="P11"><text:s text:c="20"/>++i;</text:p>
      <text:p text:style-name="P11"><text:s text:c="16"/>}</text:p>
      <text:p text:style-name="P11"><text:tab/><text:tab/>}</text:p>
      <text:p text:style-name="P11"/>
      <text:p text:style-name="P11"><text:tab/><text:tab/>int main()</text:p>
      <text:p text:style-name="P11"><text:tab/><text:tab/>{</text:p>
      <text:p text:style-name="P11"><text:tab/><text:tab/> <text:s text:c="3"/>int n;</text:p>
      <text:p text:style-name="P11"><text:tab/><text:tab/> <text:s text:c="3"/>printf("Enter a number:");</text:p>
      <text:p text:style-name="P11"><text:tab/><text:tab/> <text:s text:c="3"/>scanf("%d",&amp;n);</text:p>
      <text:p text:style-name="P11"><text:tab/><text:tab/> <text:s text:c="3"/>nat(n);</text:p>
      <text:p text:style-name="P11"><text:tab/><text:tab/> <text:s text:c="3"/>return 0;</text:p>
      <text:p text:style-name="P11"><text:tab/><text:tab/> <text:s text:c="3"/></text:p>
      <text:p text:style-name="P11"><text:tab/><text:tab/>}</text:p>
      <text:p text:style-name="P11"><text:tab/><text:tab/> <text:s text:c="2"/></text:p>
      <text:p text:style-name="P11"/>
      <text:p text:style-name="P12"><text:soft-page-break/>2. Write a C program to print all even or odd numbers in given range using recursion.</text:p>
      <text:p text:style-name="P4"><text:s text:c="2"/><text:span text:style-name="T1">#include&lt;stdio.h&gt;</text:span></text:p>
      <text:p text:style-name="P6">void rec(int m,int n)</text:p>
      <text:p text:style-name="P6">{</text:p>
      <text:p text:style-name="P6"><text:s text:c="4"/>int i;</text:p>
      <text:p text:style-name="P6"><text:s text:c="5"/>printf("Odd number:");</text:p>
      <text:p text:style-name="P6"><text:s text:c="5"/>for(i=m;i&lt;=n;i++)</text:p>
      <text:p text:style-name="P6"><text:s text:c="5"/>{</text:p>
      <text:p text:style-name="P6"><text:s text:c="9"/>if(i%2!=0)</text:p>
      <text:p text:style-name="P6"><text:s text:c="9"/>printf("%d ",i); <text:s text:c="3"/></text:p>
      <text:p text:style-name="P6"><text:s text:c="5"/>}</text:p>
      <text:p text:style-name="P6"><text:s text:c="5"/>printf("\nEven numbers:");</text:p>
      <text:p text:style-name="P6"><text:s text:c="5"/>for(i=m;i&lt;=n;i++)</text:p>
      <text:p text:style-name="P6"><text:s text:c="5"/>{</text:p>
      <text:p text:style-name="P6"><text:s text:c="9"/>if(i%2==0)</text:p>
      <text:p text:style-name="P6"><text:s text:c="9"/>printf("%d ",i);</text:p>
      <text:p text:style-name="P6"><text:s text:c="5"/>}</text:p>
      <text:p text:style-name="P7">}</text:p>
      <text:p text:style-name="P5">int main()</text:p>
      <text:p text:style-name="P5">{ <text:tab/>int a,b;</text:p>
      <text:p text:style-name="P5"><text:s text:c="4"/>printf("give range of values:");</text:p>
      <text:p text:style-name="P5"><text:s text:c="4"/>scanf("%d %d",&amp;a,&amp;b);</text:p>
      <text:p text:style-name="P5"><text:s text:c="4"/>rec(a,b);</text:p>
      <text:p text:style-name="P5"><text:s text:c="5"/>return 0;</text:p>
      <text:p text:style-name="P5">}</text:p>
      <text:p text:style-name="P12"><text:soft-page-break/>3. Write a C program to find sum of all natural numbers between 1 to n using recursion.</text:p>
      <text:p text:style-name="P3">#include &lt;stdio.h&gt;</text:p>
      <text:p text:style-name="P3">int sum(int res);</text:p>
      <text:p text:style-name="P3">int main()</text:p>
      <text:p text:style-name="P3">{</text:p>
      <text:p text:style-name="P3"><text:s text:c="4"/>int n,a;</text:p>
      <text:p text:style-name="P3"><text:s text:c="4"/>printf("Enter a Number:");</text:p>
      <text:p text:style-name="P3"><text:s text:c="4"/>scanf("%d",&amp;n);</text:p>
      <text:p text:style-name="P3"><text:s text:c="4"/>a=sum(n);</text:p>
      <text:p text:style-name="P3"><text:s text:c="4"/>printf("Sum of numbers = %d :",a);</text:p>
      <text:p text:style-name="P3"><text:s text:c="8"/>return 0;</text:p>
      <text:p text:style-name="P3">}</text:p>
      <text:p text:style-name="P3">int sum( int res)</text:p>
      <text:p text:style-name="P3">{</text:p>
      <text:p text:style-name="P3"><text:s text:c="4"/>if(res!=0)</text:p>
      <text:p text:style-name="P3"><text:s text:c="4"/>{</text:p>
      <text:p text:style-name="P3"><text:s text:c="7"/>return res + sum(res-1);</text:p>
      <text:p text:style-name="P3"><text:s text:c="4"/>}</text:p>
      <text:p text:style-name="P3"><text:s text:c="4"/>else</text:p>
      <text:p text:style-name="P3"><text:s text:c="4"/>{</text:p>
      <text:p text:style-name="P3"><text:s text:c="4"/>return 0;</text:p>
      <text:p text:style-name="P3"><text:s text:c="4"/>}</text:p>
      <text:p text:style-name="P3"><text:s text:c="4"/></text:p>
      <text:p text:style-name="P3">}</text:p>
      <text:p text:style-name="P3"/>
      <text:p text:style-name="P12"><text:soft-page-break/>4. Write a C program to find sum of all even or odd numbers in given range using recursion.</text:p>
      <text:p text:style-name="P8"><text:s/>#include&lt;stdio.h&gt;</text:p>
      <text:p text:style-name="P8">void rec(int m,int n)</text:p>
      <text:p text:style-name="P8">{</text:p>
      <text:p text:style-name="P8"><text:s text:c="4"/>int i,es=0,os=0;</text:p>
      <text:p text:style-name="P8"><text:s text:c="5"/>for(i=m;i&lt;=n;i++)</text:p>
      <text:p text:style-name="P8"><text:s text:c="5"/>{</text:p>
      <text:p text:style-name="P8"><text:s text:c="9"/>if(i%2!=0)</text:p>
      <text:p text:style-name="P8"><text:s text:c="9"/>os=os+i;</text:p>
      <text:p text:style-name="P8"><text:s text:c="5"/>}</text:p>
      <text:p text:style-name="P8"><text:s text:c="5"/>printf("sum of Odd number: %d",os);</text:p>
      <text:p text:style-name="P8"><text:s text:c="4"/>for(i=m;i&lt;=n;i++)</text:p>
      <text:p text:style-name="P8"><text:s text:c="5"/>{</text:p>
      <text:p text:style-name="P8"><text:s text:c="9"/>if(i%2==0)</text:p>
      <text:p text:style-name="P8"><text:s text:c="9"/>es=es+i;</text:p>
      <text:p text:style-name="P8"><text:s text:c="6"/>}</text:p>
      <text:p text:style-name="P8"><text:s text:c="5"/>printf("\n sum of Even numbers: %d",es);</text:p>
      <text:p text:style-name="P8">}</text:p>
      <text:p text:style-name="P8">int main()</text:p>
      <text:p text:style-name="P8">{ <text:tab/>int a,b;</text:p>
      <text:p text:style-name="P8"><text:s text:c="4"/>printf("give range of values:");</text:p>
      <text:p text:style-name="P8"><text:s text:c="4"/>scanf("%d %d",&amp;a,&amp;b);</text:p>
      <text:p text:style-name="P8"><text:s text:c="4"/>rec(a,b);</text:p>
      <text:p text:style-name="P8"><text:s text:c="5"/>return 0;</text:p>
      <text:p text:style-name="P8">}</text:p>
      <text:p text:style-name="P12"><text:soft-page-break/>5. Write a C program to find reverse of any number using recursion.</text:p>
      <text:p text:style-name="P9">#include &lt;stdio.h&gt;</text:p>
      <text:p text:style-name="P9">void reverse(int n) </text:p>
      <text:p text:style-name="P9">{</text:p>
      <text:p text:style-name="P9"><text:s text:c="4"/>int rev = 0, rem;</text:p>
      <text:p text:style-name="P9"><text:s text:c="4"/>while (n != 0) </text:p>
      <text:p text:style-name="P9"><text:s text:c="4"/>{</text:p>
      <text:p text:style-name="P9"><text:s text:c="8"/>rem = n % 10;</text:p>
      <text:p text:style-name="P9"><text:s text:c="8"/>rev = rev * 10 + rem;</text:p>
      <text:p text:style-name="P9"><text:s text:c="8"/>n /= 10;</text:p>
      <text:p text:style-name="P9"><text:s text:c="4"/>}</text:p>
      <text:p text:style-name="P9"><text:s text:c="4"/>printf("Reversed number:%d",rev);</text:p>
      <text:p text:style-name="P9"><text:s text:c="4"/></text:p>
      <text:p text:style-name="P9">}</text:p>
      <text:p text:style-name="P9"/>
      <text:p text:style-name="P9">int main() </text:p>
      <text:p text:style-name="P9">{</text:p>
      <text:p text:style-name="P9"><text:s text:c="4"/>int n;</text:p>
      <text:p text:style-name="P9"><text:s text:c="4"/>printf("Enter an integer: ");</text:p>
      <text:p text:style-name="P9"><text:s text:c="4"/>scanf("%d", &amp;n);</text:p>
      <text:p text:style-name="P9"><text:s text:c="4"/>reverse(n);</text:p>
      <text:p text:style-name="P9"><text:s text:c="4"/>return 0;</text:p>
      <text:p text:style-name="P9">}</text:p>
      <text:p text:style-name="P9"/>
      <text:p text:style-name="P9"/>
      <text:p text:style-name="P12"><text:soft-page-break/>6. Write a C program to check whether a number is palindrome or not using recursion.</text:p>
      <text:p text:style-name="P18">#include &lt;stdio.h&gt;</text:p>
      <text:p text:style-name="P18">int palin(int n )</text:p>
      <text:p text:style-name="P18"><text:s text:c="2"/>{ </text:p>
      <text:p text:style-name="P18"><text:s text:c="6"/>int remainder,original,reversed=0;</text:p>
      <text:p text:style-name="P18"><text:s text:c="6"/>original=n;</text:p>
      <text:p text:style-name="P18"><text:s text:c="4"/>while (n != 0) <text:s text:c="5"/>// reversed integer is stored in reversed variable</text:p>
      <text:p text:style-name="P18"><text:s text:c="4"/>{</text:p>
      <text:p text:style-name="P18"><text:s text:c="8"/>remainder = n % 10;</text:p>
      <text:p text:style-name="P18"><text:s text:c="8"/>reversed = reversed * 10 + remainder;</text:p>
      <text:p text:style-name="P18"><text:s text:c="8"/>n /= 10;</text:p>
      <text:p text:style-name="P18"><text:s text:c="4"/>}</text:p>
      <text:p text:style-name="P18"><text:s text:c="5"/>if (original == reversed) <text:s text:c="13"/>// palindrome if orignal and reversed are equal</text:p>
      <text:p text:style-name="P18"><text:s text:c="8"/>printf("%d is a palindrome.", original);</text:p>
      <text:p text:style-name="P18"><text:s text:c="4"/>else</text:p>
      <text:p text:style-name="P18"><text:s text:c="8"/>printf("%d is not a palindrome.", original);</text:p>
      <text:p text:style-name="P18"><text:s text:c="4"/>return original;</text:p>
      <text:p text:style-name="P18"><text:s text:c="3"/>}</text:p>
      <text:p text:style-name="P18">int main() </text:p>
      <text:p text:style-name="P18">{</text:p>
      <text:p text:style-name="P18"><text:s text:c="2"/>int n;</text:p>
      <text:p text:style-name="P18"><text:s text:c="4"/>printf("Enter a number: ");</text:p>
      <text:p text:style-name="P18"><text:s text:c="4"/>scanf("%d", &amp;n);</text:p>
      <text:p text:style-name="P18"><text:s text:c="4"/>palin(n);</text:p>
      <text:p text:style-name="P18">}</text:p>
      <text:p text:style-name="P12"><text:soft-page-break/>7. Write a C program to find sum of digits of a given number using recursion.</text:p>
      <text:p text:style-name="P18">#include &lt;stdio.h&gt;</text:p>
      <text:p text:style-name="P18">int sum(int n)</text:p>
      <text:p text:style-name="P18">{</text:p>
      <text:p text:style-name="P18"><text:s text:c="4"/>int <text:s/>t, sum = 0, remainder;</text:p>
      <text:p text:style-name="P18"/>
      <text:p text:style-name="P18"><text:s text:c="3"/>t = n;</text:p>
      <text:p text:style-name="P18"/>
      <text:p text:style-name="P18"><text:s text:c="3"/>while (t != 0)</text:p>
      <text:p text:style-name="P18"><text:s text:c="3"/>{</text:p>
      <text:p text:style-name="P18"><text:s text:c="6"/>remainder = t % 10;</text:p>
      <text:p text:style-name="P18"><text:s text:c="6"/>sum <text:s text:c="6"/>= sum + remainder;</text:p>
      <text:p text:style-name="P18"><text:s text:c="6"/>t <text:s text:c="8"/>= t / 10;</text:p>
      <text:p text:style-name="P18"><text:s text:c="3"/>}</text:p>
      <text:p text:style-name="P18"><text:s/>printf("Sum of digits: %d\n",sum);</text:p>
      <text:p text:style-name="P18"><text:s text:c="3"/>return 0;</text:p>
      <text:p text:style-name="P18">}</text:p>
      <text:p text:style-name="P18"/>
      <text:p text:style-name="P18">int main()</text:p>
      <text:p text:style-name="P18">{</text:p>
      <text:p text:style-name="P18"><text:s text:c="3"/>int n;</text:p>
      <text:p text:style-name="P18"><text:s text:c="3"/>printf("Enter an integer\n");</text:p>
      <text:p text:style-name="P18"><text:s text:c="3"/>scanf("%d", &amp;n);</text:p>
      <text:p text:style-name="P18"><text:s text:c="3"/>sum(n);</text:p>
      <text:p text:style-name="P18"><text:s text:c="2"/>}</text:p>
      <text:p text:style-name="P12"/>
      <text:p text:style-name="P12"><text:soft-page-break/>8. Write a C program to find factorial of any number using recursion.</text:p>
      <text:p text:style-name="P2">#include &lt;stdio.h&gt;</text:p>
      <text:p text:style-name="P2">int fact(int x);</text:p>
      <text:p text:style-name="P2">int main()</text:p>
      <text:p text:style-name="P2">{</text:p>
      <text:p text:style-name="P2"><text:s text:c="4"/>int n,a;</text:p>
      <text:p text:style-name="P2"><text:s text:c="4"/>printf("Enter a Number:");</text:p>
      <text:p text:style-name="P2"><text:s text:c="4"/>scanf("%d",&amp;n);</text:p>
      <text:p text:style-name="P2"><text:s text:c="4"/>a=fact(n);</text:p>
      <text:p text:style-name="P2"><text:s text:c="4"/>printf("Sum of numbers = %d :",a);</text:p>
      <text:p text:style-name="P2"><text:s text:c="4"/></text:p>
      <text:p text:style-name="P2"><text:s text:c="4"/>return 0;</text:p>
      <text:p text:style-name="P2">}</text:p>
      <text:p text:style-name="P2">int fact( int x)</text:p>
      <text:p text:style-name="P2"/>
      <text:p text:style-name="P2">{</text:p>
      <text:p text:style-name="P2"><text:s text:c="4"/>if(x!=0)</text:p>
      <text:p text:style-name="P2"><text:s text:c="4"/>{</text:p>
      <text:p text:style-name="P2"><text:s text:c="7"/>return x * fact(x-1);</text:p>
      <text:p text:style-name="P2"><text:s text:c="4"/>}</text:p>
      <text:p text:style-name="P2"><text:s text:c="4"/>else</text:p>
      <text:p text:style-name="P2"><text:s text:c="4"/>{</text:p>
      <text:p text:style-name="P2"><text:s text:c="4"/>return 1;</text:p>
      <text:p text:style-name="P2"><text:s text:c="4"/>}</text:p>
      <text:p text:style-name="P2"><text:s text:c="4"/>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6:04:41.073541106</meta:creation-date>
    <dc:date>2021-11-03T16:47:24.813329828</dc:date>
    <meta:editing-duration>PT1H5M33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0" meta:paragraph-count="236" meta:word-count="599" meta:character-count="4180" meta:non-whitespace-character-count="2852"/>
  </office:meta>
</office:document-meta>
</file>